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1cm" fo:margin-bottom="0cm" fo:line-height="150%" fo:text-align="end" style:justify-single-word="false" fo:background-color="transparent" style:shadow="none">
        <style:tab-stops/>
        <style:background-image/>
      </style:paragraph-properties>
      <style:text-properties style:font-name="Liberation Serif"/>
    </style:style>
    <style:style style:name="P2" style:family="paragraph" style:parent-style-name="Standard">
      <style:paragraph-properties fo:margin-left="0cm" fo:margin-right="0cm" fo:line-height="150%" fo:text-align="justify" style:justify-single-word="false" fo:text-indent="1.249cm" style:auto-text-indent="false"/>
      <style:text-properties style:font-name="Liberation Serif"/>
    </style:style>
    <style:style style:name="P3" style:family="paragraph" style:parent-style-name="Standard">
      <style:paragraph-properties fo:margin-left="0cm" fo:margin-right="0cm" fo:line-height="150%" fo:text-align="justify" style:justify-single-word="false" fo:text-indent="1.249cm" style:auto-text-indent="false"/>
      <style:text-properties fo:text-transform="uppercase" style:font-name="Liberation Serif" fo:font-size="12pt" fo:font-weight="bold" style:font-size-asian="12pt" style:font-weight-asian="bold" style:font-size-complex="12pt" style:font-weight-complex="bold"/>
    </style:style>
    <style:style style:name="P4" style:family="paragraph" style:parent-style-name="Standard">
      <style:paragraph-properties fo:line-height="150%" fo:text-align="end" style:justify-single-word="false"/>
      <style:text-properties style:font-name="Liberation Serif" fo:font-weight="normal" style:font-weight-asian="normal" style:font-weight-complex="normal"/>
    </style:style>
    <style:style style:name="P5" style:family="paragraph" style:parent-style-name="Standard">
      <style:paragraph-properties fo:margin-left="0cm" fo:margin-right="1.058cm" fo:line-height="150%" fo:text-align="end" style:justify-single-word="false" fo:text-indent="1.249cm" style:auto-text-indent="false"/>
      <style:text-properties style:font-name="Liberation Serif"/>
    </style:style>
    <style:style style:name="P6" style:family="paragraph" style:parent-style-name="Standard">
      <style:paragraph-properties fo:margin-left="0cm" fo:margin-right="0cm" fo:margin-top="2cm" fo:margin-bottom="0cm" fo:line-height="150%" fo:text-align="justify" style:justify-single-word="false" fo:text-indent="7.999cm" style:auto-text-indent="false">
        <style:tab-stops>
          <style:tab-stop style:position="7.999cm"/>
          <style:tab-stop style:position="14cm" style:leader-style="dotted" style:leader-text="."/>
        </style:tab-stops>
      </style:paragraph-properties>
      <style:text-properties style:font-name="Liberation Serif"/>
    </style:style>
    <style:style style:name="P7" style:family="paragraph" style:parent-style-name="Standard">
      <style:paragraph-properties fo:margin-left="0cm" fo:margin-right="1cm" fo:line-height="150%" fo:text-align="end" style:justify-single-word="false" fo:text-indent="0cm" style:auto-text-indent="false">
        <style:tab-stops>
          <style:tab-stop style:position="7.999cm"/>
          <style:tab-stop style:position="14cm" style:leader-style="dotted" style:leader-text="."/>
        </style:tab-stops>
      </style:paragraph-properties>
      <style:text-properties style:font-name="Liberation Serif"/>
    </style:style>
    <style:style style:name="P8" style:family="paragraph" style:parent-style-name="Standard" style:master-page-name="Standard">
      <style:paragraph-properties fo:line-height="150%" style:page-number="auto">
        <style:tab-stops>
          <style:tab-stop style:position="11cm"/>
        </style:tab-stops>
      </style:paragraph-properties>
      <style:text-properties style:font-name="Liberation Seri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Koło Otwartych Technik<text:tab/>Warszawa, 26.07.2010<text:line-break/>Informacyjnych i Komputerowych</text:p>
      <text:p text:style-name="P1">Dyrektor Instytutu Elektrotechniki Teoretycznej<text:line-break/>i Systemów Informacyjno-Pomiarowych </text:p>
      <text:p text:style-name="P4">prof. dr hab. inż. Andrzej Michalski </text:p>
      <text:p text:style-name="P3"><text:line-break/><text:tab/></text:p>
      <text:p text:style-name="P3"/>
      <text:p text:style-name="P2">W imieniu członków Koła Otwartych Technik Informacyjnych <text:line-break/>i Komputerowych zwracam się z prośbą o udzielenie dostępu do sali GE508 lub GE226. Jesteśmy nowym kołem, działamy dopiero od kilku miesięcy. Do tej pory spotykaliśmy się w salach Gmachu Elektrotechniki przy obecności opiekunów, którzy mają możliwość korzystania z pomieszczeń wydziałowych. Obecnie zajmujemy się realizacją kilku ciekawych projektów, dlatego też potrzebujemy odpowiedniego miejsca do spotkań, aby omawiać kluczowe aspekty przy realizacji tychże projektów. Nie chcielibyśmy obciążać dodatkowo naszych opiekunów, którzy i tak poświęcają nam wiele czasu, a niestety sprawne omówienie niektórych szczegółów nie jest możliwe przez e-mail czy przez telefon. Dlatego też bardzo prosimy o przydzielenie nam sali.</text:p>
      <text:p text:style-name="P5"><text:tab/><text:tab/><text:tab/><text:tab/><text:tab/><text:tab/><text:tab/><text:tab/><text:line-break/>Z poważaniem</text:p>
      <text:p text:style-name="P6"><text:tab/></text:p>
      <text:p text:style-name="P7">Prezes KOTI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l" fo:country="PL" style:font-name-asian="Batang" style:font-size-asian="12pt" style:language-asian="ko" style:country-asian="KR" style:font-name-complex="Times New Roman" style:font-size-complex="12pt" style:language-complex="ar" style:country-complex="SA"/>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omyślna_20_czcionka_20_akapitu" style:display-name="Domyślna czcionka akapitu"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3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Instytut Elektrotechniki Teoretycznej </dc:title>
    <meta:initial-creator>BD</meta:initial-creator>
    <meta:creation-date>2010-06-21T12:11:00</meta:creation-date>
    <dc:creator>mmr </dc:creator>
    <dc:date>2010-07-26T14:34:40</dc:date>
    <meta:print-date>2010-05-24T13:01:00</meta:print-date>
    <meta:editing-cycles>33</meta:editing-cycles>
    <meta:editing-duration>PT03H07M49S</meta:editing-duration>
    <meta:generator>OpenOffice.org/3.1$Unix OpenOffice.org_project/310m19$Build-9420</meta:generator>
    <meta:document-statistic meta:table-count="0" meta:image-count="0" meta:object-count="0" meta:page-count="1" meta:paragraph-count="8" meta:word-count="130" meta:character-count="1009"/>
    <meta:user-defined meta:name="Info 1"/>
    <meta:user-defined meta:name="Info 2"/>
    <meta:user-defined meta:name="Info 3"/>
    <meta:user-defined meta:name="Info 4"/>
  </office:meta>
</office:document-meta>
</file>